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2.249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number-columns-repeated="1016" table:default-cell-style-name="ce4"/>
        <table:table-column table:style-name="co9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Jorge Chato Astrain (651348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Miguel Bolsa Marquina (698749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Ángel Poc López (696295, muxitox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Álvaro Fuentemilla Martínez(699678)</text:p>
          </table:table-cell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2:42:02.53405628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3-02T13:10:56Z</meta:creation-date>
    <dc:date>2017-03-15T12:42:47.339632407</dc:date>
    <meta:editing-cycles>10</meta:editing-cycles>
    <meta:editing-duration>PT4M56S</meta:editing-duration>
    <dc:creator>Alvaro Fuentemilla</dc:creator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